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TMLPreformatte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color="#000000"/>
    </style:style>
    <style:style style:name="P2" style:parent-style-name="HTMLPreformatted" style:family="paragraph">
      <style:text-properties fo:color="#000000"/>
    </style:style>
    <style:style style:name="P3" style:parent-style-name="Normal" style:family="paragraph">
      <style:text-properties style:font-name="Courier New" style:font-name-asian="Times New Roman" style:font-name-complex="Courier New" fo:color="#2E414F" fo:font-size="10.5pt" style:font-size-asian="10.5pt" style:font-size-complex="10.5pt" fo:background-color="#FFFF00" style:language-asian="en" style:country-asian="IE"/>
    </style:style>
    <style:style style:name="T4" style:parent-style-name="DefaultParagraphFont" style:family="text">
      <style:text-properties style:font-name="Times New Roman" style:font-name-asian="Times New Roman" fo:font-weight="bold" style:font-weight-asian="bold" style:font-weight-complex="bold" fo:color="#2E414F" fo:font-size="12pt" style:font-size-asian="12pt" style:font-size-complex="12pt" fo:background-color="#FFFFFF" style:language-asian="en" style:country-asian="IE"/>
    </style:style>
    <style:style style:name="T5" style:parent-style-name="DefaultParagraphFont" style:family="text">
      <style:text-properties style:font-name="Times New Roman" style:font-name-asian="Times New Roman" fo:font-weight="bold" style:font-weight-asian="bold" style:font-weight-complex="bold" fo:color="#2E414F" fo:font-size="12pt" style:font-size-asian="12pt" style:font-size-complex="12pt" fo:background-color="#FFFFFF" style:language-asian="en" style:country-asian="IE"/>
    </style:style>
    <style:style style:name="T6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color="#2E414F" fo:font-size="12pt" style:font-size-asian="12pt" style:font-size-complex="12pt" fo:background-color="#FFFFFF" style:language-asian="en" style:country-asian="IE"/>
    </style:style>
    <style:style style:name="T7" style:parent-style-name="DefaultParagraphFont" style:family="text">
      <style:text-properties style:font-name="Times New Roman" style:font-name-asian="Times New Roman" fo:font-weight="bold" style:font-weight-asian="bold" style:font-weight-complex="bold" fo:color="#2E414F" fo:font-size="12pt" style:font-size-asian="12pt" style:font-size-complex="12pt" fo:background-color="#FFFFFF" style:language-asian="en" style:country-asian="IE"/>
    </style:style>
    <style:style style:name="P8" style:parent-style-name="Normal" style:family="paragraph">
      <style:text-properties style:font-name="Courier New" style:font-name-asian="Times New Roman" style:font-name-complex="Courier New" fo:color="#2E414F" fo:font-size="10.5pt" style:font-size-asian="10.5pt" style:font-size-complex="10.5pt" fo:background-color="#FFFF00" style:language-asian="en" style:country-asian="IE"/>
    </style:style>
    <style:style style:name="P9" style:parent-style-name="Normal" style:family="paragraph">
      <style:text-properties style:font-name="Courier New" style:font-name-asian="Times New Roman" style:font-name-complex="Courier New" fo:color="#2E414F" fo:font-size="10.5pt" style:font-size-asian="10.5pt" style:font-size-complex="10.5pt" fo:background-color="#FFFF00" style:language-asian="en" style:country-asian="IE"/>
    </style:style>
    <style:style style:name="T10" style:parent-style-name="DefaultParagraphFont" style:family="text">
      <style:text-properties style:font-name="Arial" style:font-name-complex="Arial" fo:color="#333333" fo:background-color="#FFFFFF"/>
    </style:style>
    <style:style style:name="T11" style:parent-style-name="Emphasis" style:family="text">
      <style:text-properties style:font-name="Arial" style:font-name-complex="Arial" fo:color="#333333"/>
    </style:style>
    <style:style style:name="T12" style:parent-style-name="DefaultParagraphFont" style:family="text">
      <style:text-properties style:font-name="Arial" style:font-name-complex="Arial" fo:color="#333333" fo:background-color="#FFFFFF"/>
    </style:style>
    <style:style style:name="T13" style:parent-style-name="DefaultParagraphFont" style:family="text">
      <style:text-properties style:font-name="Arial" style:font-name-complex="Arial" fo:color="#333333" fo:background-color="#FFFF00"/>
    </style:style>
    <style:style style:name="T1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1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00"/>
    </style:style>
    <style:style style:name="T1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1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2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2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00"/>
    </style:style>
    <style:style style:name="P26" style:parent-style-name="Normal" style:family="paragraph">
      <style:text-properties style:font-name="Arial" style:font-name-complex="Arial" fo:color="#222222" fo:font-size="10pt" style:font-size-asian="10pt" style:font-size-complex="10pt" fo:background-color="#FFFF00"/>
    </style:style>
    <style:style style:name="T2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2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00"/>
    </style:style>
    <style:style style:name="T30" style:parent-style-name="DefaultParagraphFont" style:family="text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31" style:parent-style-name="DefaultParagraphFont" style:family="text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32" style:parent-style-name="DefaultParagraphFont" style:family="text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34" style:parent-style-name="DefaultParagraphFont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P35" style:parent-style-name="Normal" style:family="paragraph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P36" style:parent-style-name="Normal" style:family="paragraph">
      <style:text-properties style:font-name="Times New Roman" fo:color="#222222" fo:font-size="12pt" style:font-size-asian="12pt" style:font-size-complex="12pt" fo:background-color="#FFFFFF"/>
    </style:style>
    <style:style style:name="T37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38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39" style:parent-style-name="DefaultParagraphFont" style:family="text">
      <style:text-properties style:font-name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40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4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3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4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5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4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47" style:parent-style-name="Normal" style:family="paragraph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P48" style:parent-style-name="Normal" style:family="paragraph">
      <style:text-properties style:font-name="Times New Roman" fo:color="#222222" fo:font-size="12pt" style:font-size-asian="12pt" style:font-size-complex="12pt" fo:background-color="#FFFFFF"/>
    </style:style>
    <style:style style:name="T4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0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5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2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5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4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55" style:parent-style-name="DefaultParagraphFont" style:family="text">
      <style:text-properties style:font-name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56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57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58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59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P60" style:parent-style-name="Normal" style:family="paragraph">
      <style:text-properties style:font-name="Times New Roman"/>
    </style:style>
  </office:automatic-styles>
  <office:body>
    <office:text text:use-soft-page-breaks="true">
      <text:p text:style-name="P1">Fiston kulimushi</text:p>
      <text:p text:style-name="P2">}</text:p>
      <text:p text:style-name="Normal"><text:a xlink:href="https://www2.le.ac.uk/offices/ld/all-resources/writing/writing-resources/reports" office:target-frame-name="_top" xlink:show="replace"><text:span text:style-name="Hyperlink">https://www2.le.ac.uk/offices/ld/all-resources/writing/writing-resources/reports</text:span></text:a></text:p>
      <text:p text:style-name="P3">}(5)</text:p>
      <text:p text:style-name="Normal"><text:bookmark-start text:name="_Hlk39503057"/><text:span text:style-name="T4">Rishi PalSingh and Vandana Vandana, (2014) ’Application of Graph Theory in Computer Science and<text:s/></text:span><text:span text:style-name="T5">Engineering’<text:s/></text:span><text:span text:style-name="T6">International Journal of Computer Applications<text:s/></text:span><text:span text:style-name="T7">104 pp.10-13</text:span></text:p>
      <text:p text:style-name="P8"><text:bookmark-end text:name="_Hlk39503057"/></text:p>
      <text:p text:style-name="P9"/>
      <text:p text:style-name="Normal"/>
      <text:p text:style-name="Normal"><text:span text:style-name="T10">Z. Wu, S. Pan, F. Chen, G. Long, C. Zhang and P. S. Yu, "A Comprehensive Survey on Graph Neural Networks," in<text:s/></text:span><text:span text:style-name="T11">IEEE Transactions on Neural Networks and Learning Systems</text:span><text:span text:style-name="T12">.</text:span><text:span text:style-name="T13">6</text:span></text:p>
      <text:p text:style-name="Normal"><text:span text:style-name="T14">Ma, Y.,<text:s/></text:span><text:span text:style-name="T15">Hao, J., Yang, Y., Li, H., Jin, J. and Chen, G., 2019. Spectral-based Graph Convolutional Network for Directed Graphs.<text:s/></text:span><text:span text:style-name="T16">arXiv preprint arXiv:1907.08990</text:span><text:span text:style-name="T17">.</text:span><text:span text:style-name="T18">7</text:span></text:p>
      <text:p text:style-name="Normal"><text:span text:style-name="T19">Dong, X., Thanou, D., Rabbat, M. and Frossard, P., 2019. Learning graphs from data: A signal representa</text:span><text:span text:style-name="T20">tion perspective.<text:s/></text:span><text:span text:style-name="T21">IEEE Signal Processing Magazine</text:span><text:span text:style-name="T22">,<text:s/></text:span><text:span text:style-name="T23">36</text:span><text:span text:style-name="T24">(3), pp.44-63.</text:span><text:span text:style-name="T25">8</text:span></text:p>
      <text:p text:style-name="P26"/>
      <text:p text:style-name="Normal"/>
      <text:p text:style-name="Normal"><text:span text:style-name="T27">Hamilton, W.L., Ying, R. and Leskovec, J., 2017. Representation learning on graphs: Methods and applications.<text:s/></text:span><text:span text:style-name="T28">arXiv preprint arXiv:1709.05584</text:span><text:span text:style-name="T29">.9</text:span></text:p>
      <text:p text:style-name="Normal"><text:bookmark-start text:name="_Hlk39501746"/><text:bookmark-start text:name="_Hlk39503038"/><text:span text:style-name="T30">Balamurugan, R. and Zubar, H.A., 2018</text:span><text:bookmark-end text:name="_Hlk39501746"/><text:span text:style-name="T31">. TH</text:span><text:span text:style-name="T32">E APPLICATION OF GRAPH THEORY IN HEALTHCARE SECTOR</text:span><text:bookmark-end text:name="_Hlk39503038"/><text:span text:style-name="T33">.</text:span><text:span text:style-name="T34">10</text:span></text:p>
      <text:p text:style-name="P35"><text:bookmark-start text:name="_Hlk39763915"/>References:</text:p>
      <text:p text:style-name="P36">Balamurugan, R. and Zubar, H.A., 2018. THE APPLICATION OF GRAPH THEORY IN HEALTHCARE SECTOR</text:p>
      <text:p text:style-name="Normal"><text:span text:style-name="T37">Rishi PalSingh and Vandana Vandana, (2014) ‘Application of Graph Theory in Computer Science and<text:s/></text:span><text:span text:style-name="T38">Engineering’<text:s/></text:span><text:span text:style-name="T39">International Journal of Computer Applications<text:s/></text:span><text:span text:style-name="T40">104 pp.10-13</text:span></text:p>
      <text:p text:style-name="Normal"><text:bookmark-start text:name="_Hlk39757756"/><text:span text:style-name="T41">Majeed, A. and Rauf, I., 2020</text:span><text:bookmark-end text:name="_Hlk39757756"/><text:span text:style-name="T42">. Graph Theory: A Comprehensive Survey about Graph Theory Applications in Computer Science and Social Networks.<text:s/></text:span><text:span text:style-name="T43">Inventions</text:span><text:span text:style-name="T44">,<text:s/></text:span><text:span text:style-name="T45">5</text:span><text:span text:style-name="T46">(1), p.10.</text:span><text:bookmark-end text:name="_Hlk39763915"/></text:p>
      <text:p text:style-name="P47">References:</text:p>
      <text:p text:style-name="P48">Balamurugan, R. and Zubar, H.A., 2018. THE APPLICATION OF GRAPH THEORY IN HEALTHCARE SECTOR.</text:p>
      <text:p text:style-name="Normal"><text:span text:style-name="T49">Majeed, A. and Rauf, I., 2020. Graph Theory: A Comprehensive Survey about Graph Theory Applications in Computer Science and Social Networks.<text:s/></text:span><text:span text:style-name="T50">Inventions</text:span><text:span text:style-name="T51">,<text:s/></text:span><text:span text:style-name="T52">5</text:span><text:span text:style-name="T53">(1), p.10.</text:span></text:p>
      <text:p text:style-name="Normal"><text:span text:style-name="T54">Rishi PalSingh and Vandana Vandana, (2014) ‘Application of Graph Theory in Computer Science and Engineering’<text:s/></text:span><text:span text:style-name="T55">International Journal of Computer Applications<text:s/></text:span><text:span text:style-name="T56">104 pp.10-13</text:span></text:p>
      <text:p text:style-name="Normal"><text:bookmark-start text:name="_Hlk39937477"/><text:span text:style-name="T57">Horowitz, E., Sahni, S. and Anderson-Freed,<text:s/></text:span><text:bookmark-start text:name="_Hlk39937504"/><text:bookmark-end text:name="_Hlk39937477"/><text:span text:style-name="T58">S.,1976</text:span><text:bookmark-end text:name="_Hlk39937504"/><text:span text:style-name="T59">. Fundamentals of data structures (Vol.1982). Potomac, MD: Computer science press.</text:span>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LStudent:FISTON.KULIMUSHI</meta:initial-creator>
    <dc:creator>ULStudent:FISTON.KULIMUSHI</dc:creator>
    <meta:creation-date>2020-05-09T19:22:00Z</meta:creation-date>
    <dc:date>2020-05-09T19:23:00Z</dc:date>
    <meta:template xlink:href="Normal" xlink:type="simple"/>
    <meta:editing-cycles>2</meta:editing-cycles>
    <meta:editing-duration>PT120S</meta:editing-duration>
    <meta:document-statistic meta:page-count="1" meta:paragraph-count="4" meta:word-count="318" meta:character-count="2127" meta:row-count="15" meta:non-whitespace-character-count="1813"/>
  </office:meta>
</office:document-meta>
</file>